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183688" officeooo:paragraph-rsid="000ea57e" style:font-style-asian="italic" style:font-style-complex="italic"/>
    </style:style>
    <style:style style:name="P2" style:family="paragraph" style:parent-style-name="Standard">
      <style:text-properties fo:font-style="italic" officeooo:rsid="000ea57e" officeooo:paragraph-rsid="000ea57e" style:font-style-asian="italic" style:font-style-complex="italic"/>
    </style:style>
    <style:style style:name="P3" style:family="paragraph" style:parent-style-name="Standard" style:list-style-name="L4">
      <style:text-properties fo:font-style="italic" officeooo:rsid="000ea57e" officeooo:paragraph-rsid="000ea57e" style:font-style-asian="italic" style:font-style-complex="italic"/>
    </style:style>
    <style:style style:name="P4" style:family="paragraph" style:parent-style-name="Standard">
      <style:text-properties fo:font-style="normal" officeooo:rsid="000ea57e" officeooo:paragraph-rsid="000ea57e" style:font-style-asian="normal" style:font-style-complex="normal"/>
    </style:style>
    <style:style style:name="P5" style:family="paragraph" style:parent-style-name="Standard" style:list-style-name="L1">
      <style:text-properties fo:font-style="normal" officeooo:rsid="000ea57e" officeooo:paragraph-rsid="000ea57e" style:font-style-asian="normal" style:font-style-complex="normal"/>
    </style:style>
    <style:style style:name="P6" style:family="paragraph" style:parent-style-name="Standard" style:list-style-name="L2">
      <style:text-properties officeooo:rsid="000ea57e" officeooo:paragraph-rsid="000ea57e"/>
    </style:style>
    <style:style style:name="P7" style:family="paragraph" style:parent-style-name="Standard">
      <style:text-properties officeooo:paragraph-rsid="000ea57e"/>
    </style:style>
    <style:style style:name="P8" style:family="paragraph" style:parent-style-name="Standard" style:list-style-name="L2">
      <style:text-properties officeooo:paragraph-rsid="000ea57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ea57e" style:font-style-asian="normal" style:font-style-complex="normal"/>
    </style:style>
    <style:style style:name="T3" style:family="text">
      <style:text-properties fo:font-style="normal" officeooo:rsid="00183688" style:font-style-asian="normal" style:font-style-complex="normal"/>
    </style:style>
    <style:style style:name="T4" style:family="text">
      <style:text-properties fo:font-style="italic" officeooo:rsid="00183688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awansowane Wzorce Projektowe i Architektoniczne</text:p>
      <text:p text:style-name="P1"/>
      <text:p text:style-name="P4">Dokumentacja instalacyjno-konfiguracyjna:</text:p>
      <text:p text:style-name="P4">Wymagania:</text:p>
      <text:list xml:id="list3162318555" text:style-name="L1">
        <text:list-item>
          <text:p text:style-name="P5">npm</text:p>
        </text:list-item>
        <text:list-item>
          <text:p text:style-name="P5">node</text:p>
        </text:list-item>
        <text:list-item>
          <text:p text:style-name="P5">docker i docker-compose</text:p>
        </text:list-item>
      </text:list>
      <text:p text:style-name="P4"/>
      <text:p text:style-name="P7"><text:span text:style-name="T2">Uruchamianie serwisu w Javie lokalnie:</text:span></text:p>
      <text:list xml:id="list2067884572" text:style-name="L2">
        <text:list-item>
          <text:p text:style-name="P6"><text:span text:style-name="T1">Przejdź do folderu „petrol-stations-service”.</text:span></text:p>
        </text:list-item>
        <text:list-item>
          <text:p text:style-name="P6"><text:span text:style-name="T1">Uruchom skrypt „ </text:span><text:span text:style-name="T4">local-build-and-run-back-only.sh”</text:span><text:span text:style-name="T3">.</text:span></text:p>
        </text:list-item>
        <text:list-item>
          <text:p text:style-name="P6"><text:span text:style-name="T3">S</text:span><text:span text:style-name="T1">erwer będzie dostępny przez port „8080”, a baza danych przez port „3306”.</text:span></text:p>
        </text:list-item>
        <text:list-item>
          <text:p text:style-name="P8"><text:span text:style-name="T2">Możesz zobaczyć dokumentację API poprzez url „/swagger.html”.</text:span></text:p>
        </text:list-item>
      </text:list>
      <text:p text:style-name="P1"><text:span text:style-name="T1"/></text:p>
      <text:p text:style-name="P2"><text:span text:style-name="T1">Uruchamianie serwisu webowego lokalnie:</text:span></text:p>
      <text:list xml:id="list3069312220" text:style-name="L4">
        <text:list-item>
          <text:p text:style-name="P3"><text:span text:style-name="T1">Przejdź do folderu „petrol-stations-ui”.</text:span></text:p>
        </text:list-item>
        <text:list-item>
          <text:p text:style-name="P3"><text:span text:style-name="T1">Uruchom komendę „npm ci”.</text:span></text:p>
        </text:list-item>
        <text:list-item>
          <text:p text:style-name="P3"><text:span text:style-name="T1">Uruchom komendę „npm start”.</text:span></text:p>
        </text:list-item>
        <text:list-item>
          <text:p text:style-name="P3"><text:span text:style-name="T1">Strona internetowa będzie dostępna na porcie nr „3000”.</text:span></text:p>
        </text:list-item>
      </text:list>
      <text:p text:style-name="P1"/>
      <text:p text:style-name="P2">Więcej informacji w README.md (w języku angielskim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8T22:46:01.656825718</meta:creation-date>
    <dc:date>2023-01-18T22:53:41.491107758</dc:date>
    <meta:editing-duration>PT7M40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87" meta:character-count="657" meta:non-whitespace-character-count="598"/>
  </office:meta>
</office:document-meta>
</file>